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ext-properties style:font-size-asian="12pt" style:font-size-complex="12pt"/>
    </style:style>
    <style:style style:name="ce2" style:family="table-cell" style:parent-style-name="Heading_20_1">
      <style:text-properties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9" table:default-cell-style-name="Default"/>
        <table:table-row table:style-name="ro1">
          <table:table-cell/>
          <table:table-cell table:style-name="Heading_20_1" office:value-type="string" calcext:value-type="string">
            <text:p>Medium</text:p>
          </table:table-cell>
          <table:table-cell table:style-name="Heading_20_1" table:number-columns-repeated="4"/>
          <table:table-cell table:style-name="Heading_20_1" office:value-type="string" calcext:value-type="string">
            <text:p>Inhalt</text:p>
          </table:table-cell>
          <table:table-cell table:style-name="Heading_20_1" table:number-columns-repeated="6"/>
          <table:table-cell/>
          <table:table-cell table:style-name="Heading_20_1"/>
          <table:table-cell table:style-name="Heading_20_1" office:value-type="string" calcext:value-type="string">
            <text:p>Kennzeichen</text:p>
          </table:table-cell>
          <table:table-cell/>
          <table:table-cell table:style-name="Heading_20_1" table:number-columns-repeated="2"/>
          <table:table-cell table:style-name="ce2" office:value-type="string" calcext:value-type="string">
            <text:p>Verwendung</text:p>
          </table:table-cell>
          <table:table-cell table:style-name="Heading_20_1"/>
          <table:table-cell/>
          <table:table-cell table:style-name="Heading_20_1" table:number-columns-repeated="47"/>
        </table:table-row>
        <table:table-row table:style-name="ro2">
          <table:table-cell office:value-type="string" calcext:value-type="string">
            <text:p>Medien ID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Untertitel</text:p>
          </table:table-cell>
          <table:table-cell table:style-name="ce1" office:value-type="string" calcext:value-type="string">
            <text:p>Nummer</text:p>
          </table:table-cell>
          <table:table-cell table:style-name="ce1" office:value-type="string" calcext:value-type="string">
            <text:p>Technik_ID</text:p>
          </table:table-cell>
          <table:table-cell table:style-name="ce1" office:value-type="string" calcext:value-type="string">
            <text:p>Technik</text:p>
          </table:table-cell>
          <table:table-cell table:style-name="ce1" office:value-type="string" calcext:value-type="string">
            <text:p>Arbeitsweise</text:p>
          </table:table-cell>
          <table:table-cell table:style-name="ce1" office:value-type="string" calcext:value-type="string">
            <text:p>Methode</text:p>
          </table:table-cell>
          <table:table-cell table:style-name="ce1" office:value-type="string" calcext:value-type="string">
            <text:p>Designer</text:p>
          </table:table-cell>
          <table:table-cell table:style-name="ce1" office:value-type="string" calcext:value-type="string">
            <text:p>Styl</text:p>
          </table:table-cell>
          <table:table-cell table:style-name="ce1" office:value-type="string" calcext:value-type="string">
            <text:p>ID_Zweck</text:p>
          </table:table-cell>
          <table:table-cell table:style-name="ce1" office:value-type="string" calcext:value-type="string">
            <text:p>Zweck</text:p>
          </table:table-cell>
          <table:table-cell table:style-name="ce1" office:value-type="string" calcext:value-type="string">
            <text:p>Objekt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Model 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ummer </text:p>
          </table:table-cell>
          <table:table-cell table:style-name="ce1" office:value-type="string" calcext:value-type="string">
            <text:p>Seitenzahl</text:p>
          </table:table-cell>
          <table:table-cell table:style-name="ce1" office:value-type="string" calcext:value-type="string">
            <text:p>Idee</text:p>
          </table:table-cell>
          <table:table-cell table:style-name="ce1" office:value-type="string" calcext:value-type="string">
            <text:p>Bearbeitungsstand</text:p>
          </table:table-cell>
          <table:table-cell/>
          <table:table-cell table:style-name="ce1" table:number-columns-repeated="4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Handmade Kultur</text:p>
          </table:table-cell>
          <table:table-cell/>
          <table:table-cell office:value-type="string" calcext:value-type="string">
            <text:p>2/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Kleidung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ying Yoga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- und Lace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Cardeg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ariy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Verschränkt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Stul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stulpen Grazia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5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Pusch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zy Home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treifen</text:p>
          </table:table-cell>
          <table:table-cell office:value-type="string" calcext:value-type="string">
            <text:p>Zandra Rhodes</text:p>
          </table:table-cell>
          <table:table-cell office:value-type="string" calcext:value-type="string">
            <text:p>Sterif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Cardeg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icken sie ihr eigenes Zandra Rhodes Design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office:value-type="string" calcext:value-type="string">
            <text:p>Argy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Pull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chtelmechtel mit den Highlends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Kleidung</text:p>
          </table:table-cell>
          <table:table-cell/>
          <table:table-cell office:value-type="string" calcext:value-type="string">
            <text:p>Somm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Grundgadrobe</text:p>
          </table:table-cell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/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table:number-columns-repeated="2" office:value-type="string" calcext:value-type="string">
            <text:p>Strukturmuster</text:p>
          </table:table-cell>
          <table:table-cell/>
          <table:table-cell office:value-type="string" calcext:value-type="string">
            <text:p>Rustikal &amp; attrakt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Füßlin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schen mit Charakter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table:number-columns-repeated="2" office:value-type="string" calcext:value-type="string">
            <text:p>Strukturmus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Pullov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smoktes Shirt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2/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ormgebung</text:p>
          </table:table-cell>
          <table:table-cell office:value-type="string" calcext:value-type="string">
            <text:p>Verkürzte Rei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Kurzmant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nde-Mantel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Wandbeha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füllte Würfe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Tischläuf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re Danc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Tischläuf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ce Floor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2/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r Lebensbau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FO</text:p>
          </table:table-cell>
          <table:table-cell table:number-columns-repeated="4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3/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r Lebensbau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FO</text:p>
          </table:table-cell>
          <table:table-cell table:number-columns-repeated="4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4/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r Lebensbaum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FO</text:p>
          </table:table-cell>
          <table:table-cell table:number-columns-repeated="4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1/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r Lebensbaum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FO</text:p>
          </table:table-cell>
          <table:table-cell table:number-columns-repeated="4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Burda Patchwork</text:p>
          </table:table-cell>
          <table:table-cell office:value-type="string" calcext:value-type="string">
            <text:p>Best of</text:p>
          </table:table-cell>
          <table:table-cell office:value-type="string" calcext:value-type="string">
            <text:p>Herbst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Wandbeha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e Lichtun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rgänzung zum Pai Welsch Mystery</text:p>
          </table:table-cell>
          <table:table-cell table:number-columns-repeated="4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Medal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Dec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lientraum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Mein Bett</text:p>
          </table:table-cell>
          <table:table-cell table:number-columns-repeated="4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Ja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Lockcab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nster zum Traum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0 Projekte in edlem Bla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Ja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lts</text:p>
          </table:table-cell>
          <table:table-cell table:number-columns-repeated="2" office:value-type="string" calcext:value-type="string">
            <text:p>Quil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ätter im Wind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der Kimono verarbeiten</text:p>
          </table:table-cell>
          <table:table-cell table:number-columns-repeated="4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lyer</text:p>
          </table:table-cell>
          <table:table-cell office:value-type="string" calcext:value-type="string">
            <text:p>Nähtreff</text:p>
          </table:table-cell>
          <table:table-cell office:value-type="string" calcext:value-type="string">
            <text:p>Siggy nach D13 aus dem Buch Dear Jan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Bea Galler</text:p>
          </table:table-cell>
          <table:table-cell office:value-type="string" calcext:value-type="string">
            <text:p>Traditio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Bloc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ggy</text:p>
          </table:table-cell>
          <table:table-cell table:number-columns-repeated="2"/>
          <table:table-cell office:value-type="string" calcext:value-type="string">
            <text:p>Siggy Tausch Nähtreff</text:p>
          </table:table-cell>
          <table:table-cell table:number-columns-repeated="4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/>
          <table:table-cell office:value-type="string" calcext:value-type="string">
            <text:p>02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Maschinensticken</text:p>
          </table:table-cell>
          <table:table-cell office:value-type="string" calcext:value-type="string">
            <text:p>Schattensticken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Fensterdek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nsterhäus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3-2-1 fertig</text:p>
          </table:table-cell>
          <table:table-cell office:value-type="string" calcext:value-type="string">
            <text:p>3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Later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senlaterne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3-2-1 fertig</text:p>
          </table:table-cell>
          <table:table-cell office:value-type="string" calcext:value-type="string">
            <text:p>3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ashiko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Haushalt</text:p>
          </table:table-cell>
          <table:table-cell office:value-type="string" calcext:value-type="string">
            <text:p>Untersetz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ezeit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chreibkram</text:p>
          </table:table-cell>
          <table:table-cell office:value-type="string" calcext:value-type="string">
            <text:p>Handgelenkauflage für Tasatu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ntlich entspannt im Büro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chreibkram</text:p>
          </table:table-cell>
          <table:table-cell office:value-type="string" calcext:value-type="string">
            <text:p>Handgelenkauflage für Mau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ntlich entspannt im Büro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ashiko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Flick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panishce Stick-Kunst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chreibkram</text:p>
          </table:table-cell>
          <table:table-cell office:value-type="string" calcext:value-type="string">
            <text:p>Kabeltasch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aos ad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Dos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ür Schnick &amp; Schnac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Schlüsselanhäng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andtaschenanhänger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5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Haushalt</text:p>
          </table:table-cell>
          <table:table-cell office:value-type="string" calcext:value-type="string">
            <text:p>Schreibrol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chreibrolle</text:p>
          </table:table-cell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rdnungshelfer</text:p>
          </table:table-cell>
          <table:table-cell office:value-type="string" calcext:value-type="string">
            <text:p>Handschuhkast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andschuhkasten</text:p>
          </table:table-cell>
          <table:table-cell office:value-type="float" office:value="14" calcext:value-type="float">
            <text:p>14</text:p>
          </table:table-cell>
          <table:table-cell table:number-columns-repeated="5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rdnungshelfer</text:p>
          </table:table-cell>
          <table:table-cell office:value-type="string" calcext:value-type="string">
            <text:p>Hutstä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tständer</text:p>
          </table:table-cell>
          <table:table-cell office:value-type="float" office:value="15" calcext:value-type="float">
            <text:p>15</text:p>
          </table:table-cell>
          <table:table-cell table:number-columns-repeated="5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Untersetz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lütenpracht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Schlüsselanhäng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nibörse mit Schlüsselring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3-D</text:p>
          </table:table-cell>
          <table:table-cell office:value-type="string" calcext:value-type="string">
            <text:p>Blume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Blum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anunke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rausrechts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Haushalt</text:p>
          </table:table-cell>
          <table:table-cell office:value-type="string" calcext:value-type="string">
            <text:p>Waschlappe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übsche Helfer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chreibkram</text:p>
          </table:table-cell>
          <table:table-cell office:value-type="string" calcext:value-type="string">
            <text:p>Leseeck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eseecke mit Blattwer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Meine Nähwelt</text:p>
          </table:table-cell>
          <table:table-cell/>
          <table:table-cell office:value-type="string" calcext:value-type="string">
            <text:p>19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Haushalt</text:p>
          </table:table-cell>
          <table:table-cell office:value-type="string" calcext:value-type="string">
            <text:p>Pa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ick &amp; easy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Schlüsselmäppche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oß-Zügig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rdnungshelfer</text:p>
          </table:table-cell>
          <table:table-cell office:value-type="string" calcext:value-type="string">
            <text:p>Handy-Aufladestati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ndy-Aufladestation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Geldtäschche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ierisch strke Geldtäschchen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Kranz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ranz &amp; Kugel im Karolook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Brillenetui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mmer den Durchblick behlaten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Körbch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Kordelkörbchen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lyer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Perlen</text:p>
          </table:table-cell>
          <table:table-cell office:value-type="string" calcext:value-type="string">
            <text:p>Häkeln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Armban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ehäkeltes Perlenarmband</text:p>
          </table:table-cell>
          <table:table-cell table:number-columns-repeated="5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einfach hangemacht</text:p>
          </table:table-cell>
          <table:table-cell/>
          <table:table-cell office:value-type="string" calcext:value-type="string">
            <text:p>3/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Papi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Körbche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it Zeitungspaier webe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einfach hangemacht</text:p>
          </table:table-cell>
          <table:table-cell/>
          <table:table-cell office:value-type="string" calcext:value-type="string">
            <text:p>3/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Origami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Herz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in Herz falten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se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ikini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äkel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Häkelklei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äggie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</text:p>
          </table:table-cell>
          <table:table-cell office:value-type="string" calcext:value-type="string">
            <text:p>05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teampu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gadrob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in Sommertag mit der Familie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omiya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Handnähen</text:p>
          </table:table-cell>
          <table:table-cell office:value-type="string" calcext:value-type="string">
            <text:p>Kumiko Sudo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Geschenk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miyage</text:p>
          </table:table-cell>
          <table:table-cell table:number-columns-repeated="5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itzkissen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tzkissen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table:number-columns-repeated="5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90234-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teampu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pielzeug</text:p>
          </table:table-cell>
          <table:table-cell office:value-type="string" calcext:value-type="string">
            <text:p>Stoffti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ctopus</text:p>
          </table:table-cell>
          <table:table-cell table:number-columns-repeated="5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1/2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tel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ähen für Weihnachten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2/2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teln</text:p>
          </table:table-cell>
          <table:table-cell table:number-columns-repeated="2" office:value-type="string" calcext:value-type="string">
            <text:p>Pupp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icknick im Winter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0/2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teln</text:p>
          </table:table-cell>
          <table:table-cell table:number-columns-repeated="2" office:value-type="string" calcext:value-type="string">
            <text:p>Pupp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pielzeug nähen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Bundstick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Bestickte Kästche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gie der kleinen Ding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asteln</text:p>
          </table:table-cell>
          <table:table-cell office:value-type="string" calcext:value-type="string">
            <text:p>Mixtmed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chreibkram</text:p>
          </table:table-cell>
          <table:table-cell office:value-type="string" calcext:value-type="string">
            <text:p>Schachtel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chachteln im Frühlingsklei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 </text:p>
          </table:table-cell>
          <table:table-cell/>
          <table:table-cell office:value-type="string" calcext:value-type="string">
            <text:p>10/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Formen</text:p>
          </table:table-cell>
          <table:table-cell office:value-type="string" calcext:value-type="string">
            <text:p>Irisch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Haushalt</text:p>
          </table:table-cell>
          <table:table-cell office:value-type="string" calcext:value-type="string">
            <text:p>Topflapp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hornblatt-Set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3/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Pupp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pielzeug</text:p>
          </table:table-cell>
          <table:table-cell office:value-type="string" calcext:value-type="string">
            <text:p>Stoffti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ieriche Freunde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Knüpfen</text:p>
          </table:table-cell>
          <table:table-cell office:value-type="string" calcext:value-type="string">
            <text:p>Makrame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chreibkram</text:p>
          </table:table-cell>
          <table:table-cell office:value-type="string" calcext:value-type="string">
            <text:p>Makrame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knüpfen</text:p>
          </table:table-cell>
          <table:table-cell office:value-type="string" calcext:value-type="string">
            <text:p>15-22</text:p>
          </table:table-cell>
          <table:table-cell office:value-type="float" office:value="16" calcext:value-type="float">
            <text:p>16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Ajourstickerei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Herze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on Herzen</text:p>
          </table:table-cell>
          <table:table-cell office:value-type="string" calcext:value-type="string">
            <text:p>25-29</text:p>
          </table:table-cell>
          <table:table-cell office:value-type="float" office:value="20" calcext:value-type="float">
            <text:p>20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Möbel</text:p>
          </table:table-cell>
          <table:table-cell office:value-type="string" calcext:value-type="string">
            <text:p>Huss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ocker-Huss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Mixtmed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Möbel</text:p>
          </table:table-cell>
          <table:table-cell office:value-type="string" calcext:value-type="string">
            <text:p>Paraven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v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rdnungshelfer</text:p>
          </table:table-cell>
          <table:table-cell office:value-type="string" calcext:value-type="string">
            <text:p>Utensilo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tensilo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Stoffkett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ès Chic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Yogamattenbezu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onnengruß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Yogekisse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onnengruß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 selber machen</text:p>
          </table:table-cell>
          <table:table-cell office:value-type="string" calcext:value-type="string">
            <text:p>25/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Tabletthüll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chnik trifft Tradition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Körbche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exagon, Raute &amp; C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exagon, Raute &amp; Co</text:p>
          </table:table-cell>
          <table:table-cell table:number-columns-repeated="5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Stoffgewicht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Zum Nähen schön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ür mein Nähzimmer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ür mein Nähzimmer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mäppche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ür mein Nähzimmer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tern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5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Handarbeitskörbche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andarbeitskörbchen</text:p>
          </table:table-cell>
          <table:table-cell office:value-type="float" office:value="9" calcext:value-type="float">
            <text:p>9</text:p>
          </table:table-cell>
          <table:table-cell table:number-columns-repeated="5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ea-rific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ählady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2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rickausstattung</text:p>
          </table:table-cell>
          <table:table-cell office:value-type="string" calcext:value-type="string">
            <text:p>Stricknadelrol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tricknadelordnu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maschienenhaub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Unter der Haube…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nter der Haube…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ekorativer Stauraum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Utensilo</text:p>
          </table:table-cell>
          <table:table-cell office:value-type="string" calcext:value-type="string">
            <text:p>Fadensammle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ut erpackt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25/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rdnungsmapp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ie kleine Reiseapotheke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Rundstricknadelmappe</text:p>
          </table:table-cell>
          <table:table-cell table:number-columns-repeated="4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Spielereien</text:p>
          </table:table-cell>
          <table:table-cell office:value-type="string" calcext:value-type="string">
            <text:p>01/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kästche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y Sewing Box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Spielereien</text:p>
          </table:table-cell>
          <table:table-cell office:value-type="string" calcext:value-type="string">
            <text:p>01/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Laupsägen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rdnungshelfer</text:p>
          </table:table-cell>
          <table:table-cell office:value-type="string" calcext:value-type="string">
            <text:p>Spu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rdnungshelf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Hip-Bag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Quilter‘s Hip-Bag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utensilo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les in Ordnung?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Burda Patchwork</text:p>
          </table:table-cell>
          <table:table-cell office:value-type="string" calcext:value-type="string">
            <text:p>Best of</text:p>
          </table:table-cell>
          <table:table-cell office:value-type="string" calcext:value-type="string">
            <text:p>Herbst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etui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ähetui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rickausstattung</text:p>
          </table:table-cell>
          <table:table-cell office:value-type="string" calcext:value-type="string">
            <text:p>Strickkörbche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dentlich kreativ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rdnungshelfer</text:p>
          </table:table-cell>
          <table:table-cell office:value-type="string" calcext:value-type="string">
            <text:p>Projektmapp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dentlich kreativ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Garnrollentasch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titch in Time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beute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titch in Time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Stifttasc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titch in Time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maschienenhaub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mschienenunterla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Organiz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Projektmapp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chöne Aussichten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rickausstattung</text:p>
          </table:table-cell>
          <table:table-cell office:value-type="string" calcext:value-type="string">
            <text:p>Strickutensilo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 in 1- Alles dabei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Projektmapp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rdnung muss sein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Utrnsilo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tensilo „To Go“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Ja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ähetui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table:number-columns-repeated="5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0 Projekte in edlem Bla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Ja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utensilo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asche für Nähutensilien</text:p>
          </table:table-cell>
          <table:table-cell office:value-type="string" calcext:value-type="string">
            <text:p>H</text:p>
          </table:table-cell>
          <table:table-cell office:value-type="float" office:value="77" calcext:value-type="float">
            <text:p>77</text:p>
          </table:table-cell>
          <table:table-cell table:number-columns-repeated="5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1 Projekte in edlem Bla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Ja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tuit für Boutis-Nadeln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dela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Bundstickerei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iscoru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Fadensammle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adenkörbchen &amp; Nadelkissen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rickausstattung</text:p>
          </table:table-cell>
          <table:table-cell office:value-type="string" calcext:value-type="string">
            <text:p>Projekttasch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rojekttasche &amp; Nadelroll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rickausstattung</text:p>
          </table:table-cell>
          <table:table-cell office:value-type="string" calcext:value-type="string">
            <text:p>Nadelroll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rojekttasche &amp; Nadelroll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3/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 office:value-type="string" calcext:value-type="string">
            <text:p>Kaffe Fassett</text:p>
          </table:table-cell>
          <table:table-cell office:value-type="string" calcext:value-type="string">
            <text:p>Patchwo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Stol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Überlappende Patches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3/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- und Lace</text:p>
          </table:table-cell>
          <table:table-cell/>
          <table:table-cell office:value-type="string" calcext:value-type="string">
            <text:p>Steampun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Krage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ady Susan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3/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</text:p>
          </table:table-cell>
          <table:table-cell/>
          <table:table-cell office:value-type="string" calcext:value-type="string">
            <text:p>Steampun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Halbkreistuch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entworth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1/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office:value-type="string" calcext:value-type="string">
            <text:p>Arg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table:number-columns-repeated="2" office:value-type="string" calcext:value-type="string">
            <text:p>Sch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etragonal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Handmade Kultur</text:p>
          </table:table-cell>
          <table:table-cell/>
          <table:table-cell office:value-type="string" calcext:value-type="string">
            <text:p>2/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reickstuch für Sie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2/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</text:p>
          </table:table-cell>
          <table:table-cell/>
          <table:table-cell office:value-type="string" calcext:value-type="string">
            <text:p>Steampun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table:number-columns-repeated="2" office:value-type="string" calcext:value-type="string">
            <text:p>Cap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endril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Muster</text:p>
          </table:table-cell>
          <table:table-cell/>
          <table:table-cell office:value-type="string" calcext:value-type="string">
            <text:p>Bob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Drachenschwanz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ieblingsteil für jeden Anlass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ccessoires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Drachentuch</text:p>
          </table:table-cell>
          <table:table-cell/>
          <table:table-cell office:value-type="string" calcext:value-type="string">
            <text:p>Bob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Drachenschwanz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on Himmelblau bis Nebelgrau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ccessoires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Ajour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jourstola in Hellblau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/>
          <table:table-cell office:value-type="string" calcext:value-type="string">
            <text:p>44/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Halbmon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aelona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Von Außen nach Innen</text:p>
          </table:table-cell>
          <table:table-cell/>
          <table:table-cell office:value-type="string" calcext:value-type="string">
            <text:p>Rau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Tuch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exagon-Tuch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treifen</text:p>
          </table:table-cell>
          <table:table-cell office:value-type="string" calcext:value-type="string">
            <text:p>Jacob Seifert</text:p>
          </table:table-cell>
          <table:table-cell office:value-type="string" calcext:value-type="string">
            <text:p>Übergroß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XXL-Tuch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9/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Duchbruch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reieckstuch mit Flechtfransen</text:p>
          </table:table-cell>
          <table:table-cell office:value-type="string" calcext:value-type="string">
            <text:p>0907/64</text:p>
          </table:table-cell>
          <table:table-cell office:value-type="float" office:value="61" calcext:value-type="float">
            <text:p>61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Schulz</text:p>
          </table:table-cell>
          <table:table-cell/>
          <table:table-cell office:value-type="string" calcext:value-type="string">
            <text:p>Patchwo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chalkrage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nemone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in Ball für den Ball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 selber machen</text:p>
          </table:table-cell>
          <table:table-cell office:value-type="string" calcext:value-type="string">
            <text:p>25/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Lunch-Bag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Reisetasch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raveller‘s Friend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ndlich Pausen-Zei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TaTüT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Für alle Fäll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Fahradtasche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reie Fahrt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Furoshiki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iel-Falt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Kimikos Tasch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lechttasche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Stiftetasch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ittle Noah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Origamitasch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ittle Noah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Brillenetui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Immer den Durchblick behalten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Messenger Ba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onstertasche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43/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Windeltasch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Für Dich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table:number-columns-repeated="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rotzeitköfferche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.00.0000</text:date>, <text:time style:data-style-name="N2" text:time-value="18:03:09.47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liane Bonenkamp</meta:initial-creator>
    <meta:creation-date>2024-08-23T20:21:24.757000000</meta:creation-date>
    <meta:generator>LibreOffice/7.6.6.3$Windows_X86_64 LibreOffice_project/d97b2716a9a4a2ce1391dee1765565ea469b0ae7</meta:generator>
    <dc:date>2024-08-26T18:17:24.989000000</dc:date>
    <dc:creator>Juliane Bonenkamp</dc:creator>
    <meta:editing-duration>PT23M59S</meta:editing-duration>
    <meta:editing-cycles>2</meta:editing-cycles>
    <meta:document-statistic meta:table-count="1" meta:cell-count="2394" meta:object-count="0"/>
  </office:meta>
</office:document-meta>
</file>